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Cascadia Code1" svg:font-family="'Cascadia Code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68e1d"/>
    </style:style>
    <style:style style:name="P2" style:family="paragraph" style:parent-style-name="Heading_20_1" style:list-style-name="L4">
      <style:text-properties fo:font-size="12pt" fo:font-weight="normal" officeooo:paragraph-rsid="00168e1d" style:font-size-asian="12pt" style:font-weight-asian="normal" style:font-size-complex="12pt" style:font-weight-complex="normal"/>
    </style:style>
    <style:style style:name="P3" style:family="paragraph" style:parent-style-name="Text_20_body">
      <style:text-properties officeooo:rsid="0014f75a" officeooo:paragraph-rsid="00168e1d"/>
    </style:style>
    <style:style style:name="P4" style:family="paragraph" style:parent-style-name="Text_20_body" style:list-style-name="L2">
      <style:text-properties officeooo:rsid="00168e1d" officeooo:paragraph-rsid="00168e1d"/>
    </style:style>
    <style:style style:name="P5" style:family="paragraph" style:parent-style-name="Text_20_body">
      <style:text-properties officeooo:rsid="00168e1d" officeooo:paragraph-rsid="00168e1d"/>
    </style:style>
    <style:style style:name="P6" style:family="paragraph" style:parent-style-name="Text_20_body" style:list-style-name="L4">
      <style:text-properties officeooo:paragraph-rsid="0014f75a"/>
    </style:style>
    <style:style style:name="P7" style:family="paragraph" style:parent-style-name="Text_20_body" style:list-style-name="L4">
      <style:text-properties officeooo:paragraph-rsid="00168e1d"/>
    </style:style>
    <style:style style:name="P8" style:family="paragraph" style:parent-style-name="Text_20_body" style:list-style-name="L2">
      <style:text-properties officeooo:rsid="001756ed" officeooo:paragraph-rsid="001756ed"/>
    </style:style>
    <style:style style:name="P9" style:family="paragraph" style:parent-style-name="Title">
      <style:text-properties style:font-name="Cascadia Code" officeooo:rsid="00168e1d" officeooo:paragraph-rsid="00168e1d"/>
    </style:style>
    <style:style style:name="P10" style:family="paragraph" style:parent-style-name="Title">
      <style:text-properties style:text-line-through-style="solid" style:text-line-through-type="single" style:font-name="Cascadia Code" officeooo:rsid="0014f75a" officeooo:paragraph-rsid="0014f75a"/>
    </style:style>
    <style:style style:name="T1" style:family="text">
      <style:text-properties style:font-name="Cascadia Code" officeooo:rsid="0014f75a"/>
    </style:style>
    <style:style style:name="T2" style:family="text">
      <style:text-properties style:font-name="Cascadia Code" officeooo:rsid="00168e1d"/>
    </style:style>
    <style:style style:name="T3" style:family="text">
      <style:text-properties officeooo:rsid="00168e1d"/>
    </style:style>
    <style:style style:name="T4" style:family="text">
      <style:text-properties officeooo:rsid="001756e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GameLib3</text:p>
      <text:p text:style-name="P9">ImGelling Game Library (IGL)</text:p>
      <text:h text:style-name="P1" text:outline-level="1"><text:span text:style-name="T1">Purpose:</text:span></text:h>
      <text:list text:style-name="L4">
        <text:list-item>
          <text:h text:style-name="P2" text:outline-level="1"><text:span text:style-name="T2">Rename it to “ImGelling Game Library” or “IGL” for short. <text:s/>“Game” was too generic.</text:span></text:h>
        </text:list-item>
        <text:list-item>
          <text:p text:style-name="P6"><text:span text:style-name="T2">G</text:span><text:span text:style-name="T1">o through and clean up years of neglect, coding styles and directory structure of the engine.</text:span></text:p>
        </text:list-item>
        <text:list-item>
          <text:p text:style-name="P7"><text:span text:style-name="T3">Narrow it down to a couple </text:span><text:span text:style-name="T4">rendering</text:span><text:span text:style-name="T3"> APIs. <text:s/></text:span></text:p>
        </text:list-item>
      </text:list>
      <text:list xml:id="list2663936401" text:style-name="L2">
        <text:list-item>
          <text:list>
            <text:list-item>
              <text:p text:style-name="P4">DirectX 11 – implemented but dirty</text:p>
            </text:list-item>
            <text:list-item>
              <text:p text:style-name="P4">OpenGl – implemented but really dirty. <text:s/>I may not because I absolutely hate the extension loading</text:p>
            </text:list-item>
            <text:list-item>
              <text:p text:style-name="P4">Vulkan – Not implemented so super clean</text:p>
            </text:list-item>
          </text:list>
        </text:list-item>
        <text:list-item>
          <text:p text:style-name="P8">Rendering APIs will have their own code, no “if using” like now</text:p>
        </text:list-item>
        <text:list-item>
          <text:p text:style-name="P8">Support Unicode in the terminal and in games.</text:p>
        </text:list-item>
        <text:list-item>
          <text:p text:style-name="P8">Support Linux from the get go, which distro? I don’t know and how? I don’t know.</text:p>
          <text:list>
            <text:list-item>
              <text:p text:style-name="P8">Windows vs Linux will just use defines and call separate functions, no ifs. </text:p>
            </text:list-item>
          </text:list>
        </text:list-item>
        <text:list-item>
          <text:p text:style-name="P8">Logging will just be supported. <text:s/></text:p>
          <text:list>
            <text:list-item>
              <text:p text:style-name="P8">No file specification</text:p>
            </text:list-item>
            <text:list-item>
              <text:p text:style-name="P8">Used in any file</text:p>
            </text:list-item>
          </text:list>
        </text:list-item>
        <text:list-item>
          <text:p text:style-name="P8"/>
        </text:list-item>
      </text:list>
      <text:p text:style-name="P5"/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Cascadia Code1" svg:font-family="'Cascadia Code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Cascadia Code1" fo:font-family="'Cascadia Code'" style:font-style-name="Regular" style:font-family-generic="modern" style:font-pitch="fixe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08T20:08:00.448000000</meta:creation-date>
    <dc:date>2026-04-08T21:04:13.138000000</dc:date>
    <meta:editing-duration>PT56M11S</meta:editing-duration>
    <meta:editing-cycles>3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7" meta:word-count="145" meta:character-count="782" meta:non-whitespace-character-count="657"/>
  </office:meta>
</office:document-meta>
</file>